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3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4" style:family="paragraph" style:parent-style-name="Default">
      <style:text-properties fo:font-size="10pt" fo:font-weight="bold" officeooo:paragraph-rsid="0079b22c" style:font-size-asian="10pt" style:font-weight-asian="bold" style:font-size-complex="10pt" style:font-weight-complex="bold"/>
    </style:style>
    <style:style style:name="P5" style:family="paragraph" style:parent-style-name="Default">
      <style:text-properties fo:font-size="10pt" fo:font-weight="bold" officeooo:paragraph-rsid="0089fb62" style:font-size-asian="10pt" style:font-weight-asian="bold" style:font-size-complex="10pt" style:font-weight-complex="bold"/>
    </style:style>
    <style:style style:name="P6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7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8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9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10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11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12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13" style:family="paragraph" style:parent-style-name="Default">
      <style:text-properties officeooo:paragraph-rsid="004884d4"/>
    </style:style>
    <style:style style:name="P14" style:family="paragraph" style:parent-style-name="Default">
      <style:text-properties officeooo:paragraph-rsid="004f0113"/>
    </style:style>
    <style:style style:name="P15" style:family="paragraph" style:parent-style-name="Default">
      <style:text-properties officeooo:paragraph-rsid="0053be12"/>
    </style:style>
    <style:style style:name="P1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1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18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9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paragraph-rsid="007e0b7b" style:font-size-asian="10.5pt" style:font-weight-asian="normal" style:font-size-complex="10pt" style:font-weight-complex="bold"/>
    </style:style>
    <style:style style:name="P21" style:family="paragraph" style:parent-style-name="Standard">
      <style:text-properties officeooo:paragraph-rsid="00008ce8"/>
    </style:style>
    <style:style style:name="P22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23" style:family="paragraph" style:parent-style-name="Standard">
      <style:text-properties officeooo:paragraph-rsid="004b69b0"/>
    </style:style>
    <style:style style:name="P24" style:family="paragraph" style:parent-style-name="Standard">
      <style:text-properties officeooo:paragraph-rsid="004cf175"/>
    </style:style>
    <style:style style:name="P25" style:family="paragraph" style:parent-style-name="Standard">
      <style:text-properties officeooo:paragraph-rsid="004e163c"/>
    </style:style>
    <style:style style:name="P2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89fb62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28" style:family="paragraph" style:parent-style-name="Standard" style:master-page-name="Standard">
      <style:paragraph-properties style:page-number="auto"/>
      <style:text-properties officeooo:paragraph-rsid="00008ce8"/>
    </style:style>
    <style:style style:name="P29" style:family="paragraph" style:parent-style-name="Standard">
      <style:paragraph-properties style:text-autospace="none"/>
      <style:text-properties officeooo:rsid="008eb99e" officeooo:paragraph-rsid="00715109" style:font-size-complex="9pt"/>
    </style:style>
    <style:style style:name="P30" style:family="paragraph" style:parent-style-name="Standard">
      <style:paragraph-properties style:text-autospace="none"/>
      <style:text-properties officeooo:paragraph-rsid="00715109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font-size-complex="9pt"/>
    </style:style>
    <style:style style:name="T5" style:family="text">
      <style:text-properties fo:language="en" fo:country="US" officeooo:rsid="0012d358" style:language-asian="zh" style:country-asian="CN"/>
    </style:style>
    <style:style style:name="T6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8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9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0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1ece2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012fa0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851fef" style:font-size-asian="10pt" style:font-weight-asian="normal" style:font-size-complex="10pt" style:font-weight-complex="normal"/>
    </style:style>
    <style:style style:name="T18" style:family="text">
      <style:text-properties fo:font-size="10pt" style:font-name-asian="Times New Roman" style:font-size-asian="10pt" style:font-size-complex="10pt"/>
    </style:style>
    <style:style style:name="T19" style:family="text">
      <style:text-properties fo:font-size="10pt" officeooo:rsid="00060a2a" style:font-name-asian="Times New Roman" style:font-size-asian="10pt" style:font-size-complex="10pt"/>
    </style:style>
    <style:style style:name="T20" style:family="text">
      <style:text-properties fo:font-size="10pt" officeooo:rsid="000ed0a9" style:font-name-asian="Times New Roman" style:font-size-asian="10pt" style:font-size-complex="10pt"/>
    </style:style>
    <style:style style:name="T21" style:family="text">
      <style:text-properties fo:font-size="10pt" officeooo:rsid="00105258" style:font-name-asian="Times New Roman" style:font-size-asian="10pt" style:font-size-complex="10pt"/>
    </style:style>
    <style:style style:name="T22" style:family="text">
      <style:text-properties fo:font-size="10pt" officeooo:rsid="0053be12" style:font-name-asian="Times New Roman" style:font-size-asian="10pt" style:font-size-complex="10pt"/>
    </style:style>
    <style:style style:name="T23" style:family="text">
      <style:text-properties fo:font-size="10pt" officeooo:rsid="006206f8" style:font-name-asian="Times New Roman" style:font-size-asian="10pt" style:font-size-complex="10pt"/>
    </style:style>
    <style:style style:name="T24" style:family="text">
      <style:text-properties fo:font-size="10pt" officeooo:rsid="006c1c82" style:font-name-asian="Times New Roman" style:font-size-asian="10pt" style:font-size-complex="10pt"/>
    </style:style>
    <style:style style:name="T25" style:family="text">
      <style:text-properties style:font-size-complex="9pt"/>
    </style:style>
    <style:style style:name="T26" style:family="text">
      <style:text-properties officeooo:rsid="0031c569" style:font-size-complex="9pt"/>
    </style:style>
    <style:style style:name="T27" style:family="text">
      <style:text-properties officeooo:rsid="0031fb6d" style:font-size-complex="9pt"/>
    </style:style>
    <style:style style:name="T28" style:family="text">
      <style:text-properties officeooo:rsid="00324436" style:font-size-complex="9pt"/>
    </style:style>
    <style:style style:name="T29" style:family="text">
      <style:text-properties officeooo:rsid="00339dce" style:font-size-complex="9pt"/>
    </style:style>
    <style:style style:name="T30" style:family="text">
      <style:text-properties officeooo:rsid="00413d89" style:font-size-complex="9pt"/>
    </style:style>
    <style:style style:name="T31" style:family="text">
      <style:text-properties officeooo:rsid="00430196" style:font-size-complex="9pt"/>
    </style:style>
    <style:style style:name="T32" style:family="text">
      <style:text-properties officeooo:rsid="0044dbac" style:font-size-complex="9pt"/>
    </style:style>
    <style:style style:name="T33" style:family="text">
      <style:text-properties officeooo:rsid="0045456c" style:font-size-complex="9pt"/>
    </style:style>
    <style:style style:name="T34" style:family="text">
      <style:text-properties officeooo:rsid="006fe53c" style:font-size-complex="9pt"/>
    </style:style>
    <style:style style:name="T35" style:family="text">
      <style:text-properties style:font-name="宋体" style:font-name-complex="宋体"/>
    </style:style>
    <style:style style:name="T36" style:family="text">
      <style:text-properties style:font-name="宋体" officeooo:rsid="00060a2a" style:font-name-complex="宋体"/>
    </style:style>
    <style:style style:name="T37" style:family="text">
      <style:text-properties style:font-name="宋体" officeooo:rsid="001a584f" style:font-name-complex="宋体"/>
    </style:style>
    <style:style style:name="T38" style:family="text">
      <style:text-properties style:font-name="宋体" officeooo:rsid="001b4a86" style:font-name-complex="宋体"/>
    </style:style>
    <style:style style:name="T39" style:family="text">
      <style:text-properties style:font-name="宋体" officeooo:rsid="002003a5" style:font-name-complex="宋体"/>
    </style:style>
    <style:style style:name="T40" style:family="text">
      <style:text-properties style:font-name="宋体" officeooo:rsid="0079b22c" style:font-name-complex="宋体"/>
    </style:style>
    <style:style style:name="T41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2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3" style:family="text">
      <style:text-properties style:font-name="宋体" fo:letter-spacing="0.011in" fo:language="zh" fo:country="CN" style:font-name-complex="宋体" style:font-size-complex="10.5pt"/>
    </style:style>
    <style:style style:name="T44" style:family="text">
      <style:text-properties style:font-name="宋体" fo:letter-spacing="0.011in" fo:language="zh" fo:country="CN" officeooo:rsid="006df7cc" style:font-name-complex="宋体" style:font-size-complex="10.5pt"/>
    </style:style>
    <style:style style:name="T45" style:family="text">
      <style:text-properties style:font-name="宋体" fo:letter-spacing="0.011in" style:font-name-complex="宋体" style:font-size-complex="10.5pt"/>
    </style:style>
    <style:style style:name="T46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47" style:family="text">
      <style:text-properties style:font-name="SimSun" fo:letter-spacing="0.011in" fo:language="zh" fo:country="CN" style:font-name-asian="Times New Roman" style:font-name-complex="SimSun" style:font-size-complex="10.5pt"/>
    </style:style>
    <style:style style:name="T48" style:family="text">
      <style:text-properties officeooo:rsid="00060a2a"/>
    </style:style>
    <style:style style:name="T49" style:family="text">
      <style:text-properties officeooo:rsid="00074968"/>
    </style:style>
    <style:style style:name="T50" style:family="text">
      <style:text-properties officeooo:rsid="000943a0"/>
    </style:style>
    <style:style style:name="T51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2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3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4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5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6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7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58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59" style:family="text">
      <style:text-properties fo:color="#000000" style:font-name="Times New Roman" fo:language="en" fo:country="US" officeooo:rsid="008858bf" style:font-name-asian="宋体" style:language-asian="zh" style:country-asian="CN" style:font-name-complex="Times New Roman" style:language-complex="ar" style:country-complex="SA"/>
    </style:style>
    <style:style style:name="T60" style:family="text">
      <style:text-properties fo:color="#000000" style:font-name="Times New Roman" fo:language="en" fo:country="US" officeooo:rsid="0089fb62" style:font-name-asian="宋体" style:language-asian="zh" style:country-asian="CN" style:font-name-complex="Times New Roman" style:language-complex="ar" style:country-complex="SA"/>
    </style:style>
    <style:style style:name="T61" style:family="text">
      <style:text-properties officeooo:rsid="000afa76"/>
    </style:style>
    <style:style style:name="T62" style:family="text">
      <style:text-properties style:font-name="Times New Roman" style:font-name-asian="Times New Roman" style:font-name-complex="Times New Roman"/>
    </style:style>
    <style:style style:name="T63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64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65" style:family="text">
      <style:text-properties officeooo:rsid="0019cefe"/>
    </style:style>
    <style:style style:name="T66" style:family="text">
      <style:text-properties officeooo:rsid="0021ece2"/>
    </style:style>
    <style:style style:name="T67" style:family="text">
      <style:text-properties officeooo:rsid="0038e61d"/>
    </style:style>
    <style:style style:name="T68" style:family="text">
      <style:text-properties officeooo:rsid="003e0189"/>
    </style:style>
    <style:style style:name="T69" style:family="text">
      <style:text-properties officeooo:rsid="00459afc"/>
    </style:style>
    <style:style style:name="T70" style:family="text">
      <style:text-properties officeooo:rsid="005c88f5"/>
    </style:style>
    <style:style style:name="T71" style:family="text">
      <style:text-properties officeooo:rsid="005d6190"/>
    </style:style>
    <style:style style:name="T72" style:family="text">
      <style:text-properties officeooo:rsid="006d956e"/>
    </style:style>
    <style:style style:name="T73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姓名：<text:tab/><text:tab/>葛昊元<text:tab/><text:tab/><text:tab/><text:tab/><text:tab/><text:tab/>专业：<text:tab/><text:tab/><text:tab/>以色列理工学院<text:span text:style-name="T3"> </text:span><text:span text:style-name="T47">电子工程</text:span><text:span text:style-name="T3"> <text:s text:c="11"/></text:span></text:p>
      <text:p text:style-name="P21">联系电话：<text:tab/><text:span text:style-name="T5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21"><text:bookmark-start text:name="__DdeLink__2360_15482376"/><text:span text:style-name="Internet_20_link"><text:span text:style-name="T6">Github</text:span></text:span><text:bookmark-end text:name="__DdeLink__2360_15482376"/><text:span text:style-name="Internet_20_link"><text:span text:style-name="T6">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8">https://github.com/harryge00</text:span></text:span></text:a><text:span text:style-name="Internet_20_link"><text:span text:style-name="T8"><text:tab/><text:tab/></text:span></text:span><text:span text:style-name="Internet_20_link"><text:span text:style-name="T7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9">http://stackoverflow.com/users/5682933/pao</text:span></text:span></text:a></text:p>
      <text:p text:style-name="P23"><text:span text:style-name="T10">工作经历</text:span><text:span text:style-name="T11"> <text:s text:c="132"/></text:span></text:p>
      <text:p text:style-name="Default"><text:span text:style-name="T14">才云科技有限公司<text:tab/><text:tab/><text:tab/></text:span><text:span text:style-name="T15">云平台软件工程师<text:tab/><text:tab/><text:tab/><text:tab/><text:tab/><text:tab/><text:tab/><text:tab/><text:tab/><text:tab/><text:tab/><text:tab/>2016.3 - 至今</text:span></text:p>
      <text:p text:style-name="Default"><text:span text:style-name="T14">Oracle中国研发中心</text:span><text:span text:style-name="T15"><text:tab/><text:tab/></text:span><text:span text:style-name="T17">T</text:span><text:span text:style-name="T15">uxedo team </text:span><text:span text:style-name="T16">JAVA</text:span><text:span text:style-name="T15">实习</text:span><text:span text:style-name="T16">工程师</text:span><text:span text:style-name="T15"><text:tab/><text:tab/><text:tab/><text:tab/><text:tab/><text:tab/><text:tab/><text:tab/><text:tab/>2015.10 - 2016.3</text:span></text:p>
      <text:p text:style-name="P23"><text:span text:style-name="T10">教育背景</text:span><text:span text:style-name="T11"> <text:s text:c="132"/></text:span></text:p>
      <text:p text:style-name="Standard"><text:span text:style-name="T42">以色列理工</text:span><text:span text:style-name="T41">学院</text:span><text:span text:style-name="T42"><text:tab/><text:tab/></text:span><text:span text:style-name="T45"><text:tab/><text:tab/><text:tab/></text:span><text:span text:style-name="T43">电子工程学院<text:tab/><text:tab/></text:span><text:span text:style-name="T56">quit<text:tab/><text:tab/><text:tab/><text:tab/><text:tab/><text:tab/><text:tab/><text:tab/>2014.10 - 2015.9</text:span></text:p>
      <text:p text:style-name="Standard"><text:span text:style-name="T42">电子科技大学 <text:tab/><text:tab/></text:span><text:span text:style-name="T45"><text:tab/><text:tab/><text:tab/></text:span><text:span text:style-name="T43">英才实验学院 <text:tab/><text:tab/>学士<text:tab/><text:tab/><text:tab/><text:tab/><text:tab/><text:tab/><text:tab/></text:span><text:span text:style-name="T56">2010.9 - 2014.7 </text:span></text:p>
      <text:p text:style-name="Standard"><text:span text:style-name="T43">保研综合排名：4/91<text:tab/>获得新加坡国立大学，美国前</text:span><text:span text:style-name="T44">50大学</text:span><text:span text:style-name="T43">等多所高校全额奖学金</text:span><text:span text:style-name="T45">及北京大学保研资格</text:span></text:p>
      <text:p text:style-name="P17"><text:span text:style-name="T10">项目经验</text:span><text:span text:style-name="T46"> <text:s text:c="132"/></text:span></text:p>
      <text:p text:style-name="P5"><text:span text:style-name="T36">基于Glusterfs的云存储方案<text:tab/><text:tab/><text:tab/><text:tab/><text:tab/><text:tab/><text:tab/><text:tab/><text:tab/><text:tab/><text:tab/><text:tab/><text:tab/><text:tab/><text:tab/></text:span><text:span text:style-name="T57">201</text:span><text:span text:style-name="T60">7.1</text:span><text:span text:style-name="T57"> – </text:span><text:span text:style-name="T59">至今</text:span></text:p>
      <text:p text:style-name="P27"><text:span text:style-name="T63">部署运维</text:span><text:span text:style-name="T64">Glusterfs</text:span><text:span text:style-name="T63">集群，提供高可用的分布式存储供</text:span><text:span text:style-name="T64">kubernetes</text:span><text:span text:style-name="T63">云平台使用。对接Heketi实现了存储的动态预分配。</text:span></text:p>
      <text:p text:style-name="P4"><text:span text:style-name="T36">基于</text:span><text:span text:style-name="T40">Prometheus</text:span><text:span text:style-name="T36">的容器化</text:span><text:span text:style-name="T40">监控系统<text:tab/><text:tab/><text:tab/><text:tab/><text:tab/><text:tab/><text:tab/><text:tab/><text:tab/><text:tab/><text:tab/><text:tab/><text:tab/></text:span><text:span text:style-name="T57">2016.</text:span><text:span text:style-name="T58">9</text:span><text:span text:style-name="T57"> – </text:span><text:span text:style-name="T59">2016.12</text:span></text:p>
      <text:p text:style-name="P20"><text:bookmark text:name="docs-internal-guid-cca940d8-20b0-232c-1aae-ddf38d297a00"/><text:span text:style-name="T80">通过</text:span><text:span text:style-name="T78">Prometheus</text:span><text:span text:style-name="T81">从</text:span><text:span text:style-name="T74">kubernetes</text:span><text:span text:style-name="T81">集群</text:span><text:span text:style-name="T80">采集监控数据</text:span><text:span text:style-name="T81">，</text:span><text:span text:style-name="T82">并存储在容器化的</text:span><text:span text:style-name="T78">opentsdb </text:span><text:span text:style-name="T79">+ hbase中</text:span><text:span text:style-name="T78">。</text:span><text:span text:style-name="T79">与老版监控系统做了兼容及监控数据的聚合搜索。</text:span><text:span text:style-name="T73">在搭建hbase容器集群时，</text:span><text:span text:style-name="T74">解决</text:span><text:span text:style-name="T73">了kube-dns无法反解pod ip的问题，</text:span><text:span text:style-name="T75">向上游提交了代码</text:span><text:span text:style-name="T77">[</text:span><text:a xlink:type="simple" xlink:href="https://github.com/kubernetes/kubernetes/pull/34700" text:style-name="Internet_20_link" text:visited-style-name="Visited_20_Internet_20_Link">1</text:a><text:span text:style-name="T77">]</text:span><text:span text:style-name="T76">。</text:span></text:p>
      <text:p text:style-name="P2"><text:span text:style-name="T36">基于kubernetes的PAAS</text:span>云平台<text:tab/><text:tab/><text:tab/><text:tab/><text:tab/><text:tab/><text:tab/><text:tab/><text:tab/><text:tab/><text:tab/><text:tab/><text:tab/><text:tab/><text:span text:style-name="T48">2016.6 – 2016.8</text:span></text:p>
      <text:p text:style-name="P9">go开发后端集群管理组件，重构了集群管理的逻辑<text:span text:style-name="T50">，解耦组件，从而实现了后端组件的热升级</text:span>。</text:p>
      <text:p text:style-name="P9">通过状态机及数据库原子操作避免多并发情况下的race-condition<text:span text:style-name="T69">。</text:span></text:p>
      <text:p text:style-name="P6"><text:span text:style-name="T51">用户和集群权限管理方案</text:span><text:span text:style-name="T1"><text:tab/><text:tab/><text:tab/><text:tab/><text:tab/><text:tab/><text:tab/><text:tab/><text:tab/><text:tab/><text:tab/><text:tab/><text:tab/><text:tab/><text:tab/><text:tab/>2016.</text:span><text:span text:style-name="T2">3 - 2016.6</text:span></text:p>
      <text:p text:style-name="P8">利用kubernetes的Auth<text:span text:style-name="T61">N/Z plugin实现了多租户环境下的认证和权</text:span>限管理。</text:p>
      <text:p text:style-name="P8">在namespace层上对用户隔离<text:span text:style-name="T71">，通过api-server过滤用户请求。</text:span></text:p>
      <text:p text:style-name="P7">并利用N<text:span text:style-name="T49">ode.JS+MongoDB+redis缓存开发auth ser</text:span>ver<text:span text:style-name="T70">，负责用户登陆、密码找回、分组管理等功能。</text:span></text:p>
      <text:p text:style-name="P12">容器化解决方案<text:tab/><text:tab/><text:tab/><text:tab/><text:tab/><text:tab/><text:tab/><text:tab/><text:tab/><text:tab/><text:tab/><text:tab/><text:tab/><text:tab/><text:tab/><text:tab/><text:tab/><text:tab/><text:span text:style-name="T62">2016.6 - 2016.9</text:span><text:tab/></text:p>
      <text:p text:style-name="P13"><text:span text:style-name="T19">实现了</text:span><text:a xlink:type="simple" xlink:href="https://github.com/harryge00/kubernetes-mongodb-cluster" text:style-name="Internet_20_link" text:visited-style-name="Visited_20_Internet_20_Link"><text:span text:style-name="T19">mongoDB</text:span></text:a><text:span text:style-name="T19">、redis</text:span><text:span text:style-name="T20">、zookeeper</text:span><text:span text:style-name="T23">、kafka</text:span><text:span text:style-name="T24">、hadoop</text:span><text:span text:style-name="T23">容器</text:span><text:span text:style-name="T20">集群的一键部署方案。 </text:span></text:p>
      <text:p text:style-name="P15"><text:span text:style-name="T20">接管公司的</text:span><text:span text:style-name="T19">E</text:span><text:span text:style-name="T20">lasticsearch + Fluentd + Kibana的日志管理，压测、初步调优了EFK</text:span><text:span text:style-name="T22">。</text:span></text:p>
      <text:p text:style-name="P15"><text:span text:style-name="T21">实现了容器内日志文件的收集和聚合搜索。</text:span><text:span text:style-name="T54">向上游提交了代码</text:span><text:span text:style-name="T55">[</text:span><text:a xlink:type="simple" xlink:href="https://github.com/kubernetes/contrib/pull/1565" text:style-name="Internet_20_link" text:visited-style-name="Visited_20_Internet_20_Link">1</text:a><text:span text:style-name="T55">][</text:span><text:a xlink:type="simple" xlink:href="https://github.com/kubernetes/contrib/pull/1567" text:style-name="Internet_20_link" text:visited-style-name="Visited_20_Internet_20_Link">2</text:a><text:span text:style-name="T55">]</text:span><text:span text:style-name="T54">。</text:span></text:p>
      <text:p text:style-name="P14"><text:span text:style-name="T52">业余自学项目</text:span><text:span text:style-name="T53">：</text:span></text:p>
      <text:p text:style-name="Default"><text:span text:style-name="T14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4">https://github.com/harryge00/OS-lab</text:span></text:a><text:span text:style-name="T14"> <text:tab/><text:tab/><text:tab/><text:tab/><text:tab/><text:tab/></text:span></text:p>
      <text:p text:style-name="P10">用C完成了栈回溯，内存分页管理，<text:span text:style-name="T65">用户环境下的进程的运行和上下文切换</text:span>。使用qemu和gdb调试。</text:p>
      <text:p text:style-name="P3">基于Raft的分布式key-value存储<text:tab/> <text:tab/><text:a xlink:type="simple" xlink:href="https://github.com/harryge00/Distributed-System-labs" text:style-name="Internet_20_link" text:visited-style-name="Visited_20_Internet_20_Link"><text:span text:style-name="T68">https://github.com/harryge00/Distributed-System-labs</text:span></text:a><text:tab/><text:tab/></text:p>
      <text:p text:style-name="P11"><text:span text:style-name="T35">用Go实现分布式一致性算法Raft</text:span><text:span text:style-name="T37">，用状态机</text:span><text:span text:style-name="T39">实现</text:span><text:span text:style-name="T37">leader选举</text:span><text:span text:style-name="T38">，日志复制。</text:span></text:p>
      <text:p text:style-name="P19">Hadoop数据挖掘<text:tab/><text:tab/><text:tab/><text:tab/><text:tab/><text:tab/><text:tab/><text:tab/><text:tab/><text:tab/><text:tab/><text:tab/><text:tab/><text:tab/><text:tab/><text:tab/><text:tab/><text:tab/><text:span text:style-name="T67">2015.8</text:span></text:p>
      <text:p text:style-name="P22"><text:span text:style-name="T12">利用Hadoop Map-Reduce分析</text:span><text:span text:style-name="T18"> </text:span><text:span text:style-name="T12">5万用户的共同好友, 实现最小堆并推荐可能好友</text:span><text:span text:style-name="T13">。</text:span></text:p>
      <text:p text:style-name="P18"><text:span text:style-name="T13">Go</text:span><text:span text:style-name="T66">采用master-worker架构</text:span><text:span text:style-name="T13">实现Map-Reduce，m</text:span><text:span text:style-name="T66">aster通过rpc通信分配job给worker，并能在worker失效时继续工作。</text:span></text:p>
      <text:p text:style-name="P24"><text:span text:style-name="T10">专业技能</text:span><text:span text:style-name="T11"> <text:s text:c="132"/></text:span></text:p>
      <text:p text:style-name="P16"><text:span text:style-name="T25">编程语言: <text:s text:c="2"/>熟悉</text:span><text:span text:style-name="T28">G</text:span><text:span text:style-name="T25">o</text:span><text:span text:style-name="T30">&gt;</text:span><text:span text:style-name="T29">J</text:span><text:span text:style-name="T25">avascript</text:span><text:span text:style-name="T30">&gt;</text:span><text:span text:style-name="T25">C</text:span><text:span text:style-name="T31">&gt;</text:span><text:span text:style-name="T26">J</text:span><text:span text:style-name="T25">ava</text:span><text:span text:style-name="T32">&gt;</text:span><text:span text:style-name="T25">shell</text:span><text:span text:style-name="T33">&gt;</text:span><text:span text:style-name="T27">C</text:span><text:span text:style-name="T25">++</text:span><text:span text:style-name="T34">&gt;Python</text:span></text:p>
      <text:p text:style-name="P16"><text:span text:style-name="T25">前端： <text:s text:c="8"/>熟悉</text:span><text:span text:style-name="T4"> </text:span><text:span text:style-name="T25">AngularJS/ReactJS/bootstrap/jQuery/ajax</text:span></text:p>
      <text:p text:style-name="P26">数据库: <text:s text:c="6"/>熟悉MongoDB/Redis/MySQL/HBase</text:p>
      <text:p text:style-name="P25"><text:span text:style-name="T10">自我评价</text:span><text:span text:style-name="T11"> <text:s text:c="132"/></text:span></text:p>
      <text:p text:style-name="P30">拥有独立开发能力，热衷思考算法问题。熟悉kubernetes源码。曾给kubernetes, <text:span text:style-name="T72">vmware/</text:span>habor, <text:span text:style-name="T72">godep</text:span>等项目递交过patch。</text:p>
      <text:p text:style-name="P29">托福101，口语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7-03-03T22:54:55.570478503</dc:date>
    <meta:editing-cycles>147</meta:editing-cycles>
    <meta:editing-duration>PT3H25M23S</meta:editing-duration>
    <meta:generator>LibreOffice/5.1.4.2$Linux_X86_64 LibreOffice_project/10m0$Build-2</meta:generator>
    <meta:document-statistic meta:table-count="0" meta:image-count="0" meta:object-count="0" meta:page-count="1" meta:paragraph-count="41" meta:word-count="809" meta:character-count="2505" meta:non-whitespace-character-count="1577"/>
    <meta:user-defined meta:name="KSOProductBuildVer">1033-9.1.0.4327</meta:user-defined>
  </office:meta>
</office:document-meta>
</file>